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_4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_5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Georgia" style:font-name-asian="Georgia" style:font-name-complex="Georgia"/>
    </style:style>
    <style:style style:name="T2_2" style:family="text">
      <style:text-properties style:font-name="Georgia" style:font-name-asian="Georgia" style:font-name-complex="Georgia"/>
    </style:style>
    <style:style style:name="T2_3" style:family="text">
      <style:text-properties style:font-name="Georgia" style:font-name-asian="Georgia" style:font-name-complex="Georgia"/>
    </style:style>
    <style:style style:name="T2_4" style:family="text">
      <style:text-properties style:font-name="Georgia" style:font-name-asian="Georgia" style:font-name-complex="Georgia"/>
    </style:style>
    <style:style style:name="T2_5" style:family="text">
      <style:text-properties style:font-name="Georgia" style:font-name-asian="Georgia" style:font-name-complex="Georgia"/>
    </style:style>
    <style:style style:name="T2_6" style:family="text">
      <style:text-properties style:font-name="Georgia" style:font-name-asian="Georgia" style:font-name-complex="Georgia"/>
    </style:style>
    <style:style style:name="T2_7" style:family="text">
      <style:text-properties style:font-name="Georgia" style:font-name-asian="Georgia" style:font-name-complex="Georgia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Georgia" style:font-name-asian="Georgia" style:font-name-complex="Georgia"/>
    </style:style>
    <style:style style:name="T3_2" style:family="text">
      <style:text-properties style:font-name="Georgia" style:font-name-asian="Georgia" style:font-name-complex="Georgia"/>
    </style:style>
    <style:style style:name="T3_3" style:family="text">
      <style:text-properties style:font-name="Georgia" style:font-name-asian="Georgia" style:font-name-complex="Georgia"/>
    </style:style>
    <style:style style:name="T3_4" style:family="text">
      <style:text-properties style:font-name="Georgia" style:font-name-asian="Georgia" style:font-name-complex="Georgia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style:font-name="Georgia" style:font-name-asian="Georgia" style:font-name-complex="Georgia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style:font-name="Georgia" style:font-name-asian="Georgia" style:font-name-complex="Georgia"/>
    </style:style>
    <style:style style:name="T5_2" style:family="text">
      <style:text-properties style:font-name="Georgia" style:font-name-asian="Georgia" style:font-name-complex="Georgia"/>
    </style:style>
    <style:style style:name="T5_3" style:family="text">
      <style:text-properties style:font-name="Georgia" style:font-name-asian="Georgia" style:font-name-complex="Georgia"/>
    </style:style>
    <style:style style:name="T5_4" style:family="text">
      <style:text-properties style:font-name="Georgia" style:font-name-asian="Georgia" style:font-name-complex="Georgia"/>
    </style:style>
    <style:style style:name="T5_5" style:family="text">
      <style:text-properties style:font-name="Georgia" style:font-name-asian="Georgia" style:font-name-complex="Georgia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style:font-name="Georgia" style:font-name-asian="Georgia" style:font-name-complex="Georgia"/>
    </style:style>
    <style:style style:name="T6_2" style:family="text">
      <style:text-properties style:font-name="Georgia" style:font-name-asian="Georgia" style:font-name-complex="Georgia"/>
    </style:style>
    <style:style style:name="T6_3" style:family="text">
      <style:text-properties style:font-name="Georgia" style:font-name-asian="Georgia" style:font-name-complex="Georgia"/>
    </style:style>
    <style:style style:name="T6_4" style:family="text">
      <style:text-properties style:font-name="Georgia" style:font-name-asian="Georgia" style:font-name-complex="Georgia"/>
    </style:style>
    <style:style style:name="T6_5" style:family="text">
      <style:text-properties style:font-name="Georgia" style:font-name-asian="Georgia" style:font-name-complex="Georgia"/>
    </style:style>
    <style:style style:name="P7" style:family="paragraph" style:parent-style-name="Standard">
      <style:paragraph-properties fo:text-align="center" fo:break-before="auto" fo:line-height="100%" style:writing-mode="lr-tb"/>
      <style:text-properties style:font-name="Georgia" style:font-name-asian="Georgia" style:font-name-complex="Georgia"/>
    </style:style>
    <style:style style:name="Table1" style:family="table">
      <style:table-properties table:align="left" style:width="20.32cm" fo:margin-left="0cm"/>
    </style:style>
    <style:style style:name="Column1" style:family="table-column">
      <style:table-column-properties style:column-width="3.704cm"/>
    </style:style>
    <style:style style:name="Column2" style:family="table-column">
      <style:table-column-properties style:column-width="16.616cm"/>
    </style:style>
    <style:style style:name="Row1" style:family="table-row"/>
    <style:style style:name="Cell1" style:family="table-cell">
      <style:table-cell-properties style:vertical-align="top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27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28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6pt" style:font-name-asian="Georgia" style:font-size-asian="6pt" style:font-name-complex="Georgia" style:font-size-complex="6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33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34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6pt" style:font-name-asian="Georgia" style:font-size-asian="6pt" style:font-name-complex="Georgia" style:font-size-complex="6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44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45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6pt" style:font-name-asian="Georgia" style:font-size-asian="6pt" style:font-name-complex="Georgia" style:font-size-complex="6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50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51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6pt" style:font-name-asian="Georgia" style:font-size-asian="6pt" style:font-name-complex="Georgia" style:font-size-complex="6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9pt" style:font-name-asian="Georgia" style:font-size-asian="9pt" style:font-name-complex="Georgia" style:font-size-complex="9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57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6.51cm"/>
        </style:tab-stops>
      </style:paragraph-properties>
    </style:style>
    <style:style style:name="T58_1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Georgia" fo:font-size="6pt" style:font-name-asian="Georgia" style:font-size-asian="6pt" style:font-name-complex="Georgia" style:font-size-complex="6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body>
    <office:text>
      <text:p text:style-name="P1"><text:span text:style-name="T1_1">Stuart</text:span><text:span text:style-name="T1_2"><text:s/></text:span><text:span text:style-name="T1_3">R</text:span><text:span text:style-name="T1_4">.<text:s/></text:span><text:span text:style-name="T1_5">Davis</text:span></text:p>
      <text:p text:style-name="P2"><text:span text:style-name="T2_1">19<text:s/></text:span><text:span text:style-name="T2_2">Cooper</text:span><text:span text:style-name="T2_3"><text:s/></text:span><text:span text:style-name="T2_4">Street</text:span><text:span text:style-name="T2_5"><text:s/></text:span><text:span text:style-name="T2_6">Apartment</text:span><text:span text:style-name="T2_7"><text:s/>1</text:span></text:p>
      <text:p text:style-name="P3"><text:span text:style-name="T3_1">Boston</text:span><text:span text:style-name="T3_2">,<text:s/></text:span><text:span text:style-name="T3_3">MA</text:span><text:span text:style-name="T3_4">,<text:s/>02113</text:span></text:p>
      <text:p text:style-name="P4"><text:span text:style-name="T4_1">(978)<text:s/>505-2531</text:span></text:p>
      <text:p text:style-name="P5"><text:span text:style-name="T5_1">stuartrdavis</text:span><text:span text:style-name="T5_2">@</text:span><text:span text:style-name="T5_3">gmail</text:span><text:span text:style-name="T5_4">.</text:span><text:span text:style-name="T5_5">com</text:span></text:p>
      <text:p text:style-name="P6"><text:span text:style-name="T6_1">www</text:span><text:span text:style-name="T6_2">.</text:span><text:span text:style-name="T6_3">stuartrdavis</text:span><text:span text:style-name="T6_4">.</text:span><text:span text:style-name="T6_5">com</text:span></text:p>
      <text:p text:style-name="P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8"><text:span text:style-name="T8_1">EDUCATION</text:span></text:p>
          </table:table-cell>
          <table:table-cell table:style-name="Cell2">
            <text:p text:style-name="P9"><text:span text:style-name="T9_1">Brandeis</text:span><text:span text:style-name="T9_2"><text:s/></text:span><text:span text:style-name="T9_3">University</text:span><text:span text:style-name="T9_4">,<text:s/></text:span><text:span text:style-name="T9_5">Waltham</text:span><text:span text:style-name="T9_6">,<text:s/></text:span><text:span text:style-name="T9_7">MA</text:span></text:p>
            <text:p text:style-name="P10"><text:span text:style-name="T10_1">Bachelor</text:span><text:span text:style-name="T10_2"><text:s/></text:span><text:span text:style-name="T10_3">of</text:span><text:span text:style-name="T10_4"><text:s/></text:span><text:span text:style-name="T10_5">Science</text:span><text:span text:style-name="T10_6"><text:s/></text:span><text:span text:style-name="T10_7">in</text:span><text:span text:style-name="T10_8"><text:s/></text:span><text:span text:style-name="T10_9">Computer</text:span><text:span text:style-name="T10_10"><text:s/></text:span><text:span text:style-name="T10_11">Science</text:span><text:span text:style-name="T10_12">,<text:s/></text:span><text:span text:style-name="T10_13">May</text:span><text:span text:style-name="T10_14"><text:s/>2011</text:span></text:p>
            <text:p text:style-name="P11"><text:span text:style-name="T11_1">Bachelor</text:span><text:span text:style-name="T11_2"><text:s/></text:span><text:span text:style-name="T11_3">of</text:span><text:span text:style-name="T11_4"><text:s/></text:span><text:span text:style-name="T11_5">Arts</text:span><text:span text:style-name="T11_6"><text:s/></text:span><text:span text:style-name="T11_7">in</text:span><text:span text:style-name="T11_8"><text:s/></text:span><text:span text:style-name="T11_9">Economics</text:span><text:span text:style-name="T11_10">,<text:s/></text:span><text:span text:style-name="T11_11">May</text:span><text:span text:style-name="T11_12"><text:s/>2011</text:span></text:p>
            <text:p text:style-name="P12"><text:span text:style-name="T12_1">Minor</text:span><text:span text:style-name="T12_2"><text:s/></text:span><text:span text:style-name="T12_3">in</text:span><text:span text:style-name="T12_4"><text:s/></text:span><text:span text:style-name="T12_5">Business</text:span><text:span text:style-name="T12_6">,<text:s/></text:span><text:span text:style-name="T12_7">May</text:span><text:span text:style-name="T12_8"><text:s/>2011</text:span></text:p>
            <text:p text:style-name="P13"/>
          </table:table-cell>
        </table:table-row>
        <table:table-row table:style-name="Row2">
          <table:table-cell table:style-name="Cell3">
            <text:p text:style-name="P14"><text:span text:style-name="T14_1">COURSEWORK</text:span></text:p>
          </table:table-cell>
          <table:table-cell table:style-name="Cell4">
            <text:p text:style-name="P15"><text:span text:style-name="T15_1">•<text:s/></text:span><text:span text:style-name="T15_2"><text:s/></text:span><text:span text:style-name="T15_3">Theory</text:span><text:span text:style-name="T15_4"><text:s/></text:span><text:span text:style-name="T15_5">of</text:span><text:span text:style-name="T15_6"><text:s/></text:span><text:span text:style-name="T15_7">Computation</text:span><text:span text:style-name="T15_8"><text:tab/><text:tab/><text:tab/>•<text:s text:c="2"/></text:span><text:span text:style-name="T15_9">Financial</text:span><text:span text:style-name="T15_10"><text:s/></text:span><text:span text:style-name="T15_11">Accounting</text:span></text:p>
            <text:p text:style-name="P16"><text:span text:style-name="T16_1">•<text:s/></text:span><text:span text:style-name="T16_2"><text:s/></text:span><text:span text:style-name="T16_3">Data</text:span><text:span text:style-name="T16_4"><text:s/></text:span><text:span text:style-name="T16_5">Compression</text:span><text:span text:style-name="T16_6"><text:s/></text:span><text:span text:style-name="T16_7">and</text:span><text:span text:style-name="T16_8"><text:s/></text:span><text:span text:style-name="T16_9">Processing</text:span><text:span text:style-name="T16_10"><text:tab/><text:tab/>•<text:s text:c="2"/></text:span><text:span text:style-name="T16_11">Econometrics</text:span><text:span text:style-name="T16_12"><text:s/></text:span><text:span text:style-name="T16_13">and</text:span><text:span text:style-name="T16_14"><text:s/></text:span><text:span text:style-name="T16_15">Statistical</text:span><text:span text:style-name="T16_16"><text:s/></text:span><text:span text:style-name="T16_17">Analysis</text:span></text:p>
            <text:p text:style-name="P17"><text:span text:style-name="T17_1">•<text:s/></text:span><text:span text:style-name="T17_2"><text:s/></text:span><text:span text:style-name="T17_3">Operating</text:span><text:span text:style-name="T17_4"><text:s/></text:span><text:span text:style-name="T17_5">Systems</text:span><text:span text:style-name="T17_6"><text:tab/><text:tab/><text:tab/><text:tab/>•<text:s text:c="2"/></text:span><text:span text:style-name="T17_7">Financial</text:span><text:span text:style-name="T17_8"><text:s/></text:span><text:span text:style-name="T17_9">Economics</text:span></text:p>
            <text:p text:style-name="P18"><text:span text:style-name="T18_1">•<text:s/></text:span><text:span text:style-name="T18_2"><text:s/></text:span><text:span text:style-name="T18_3">Programming</text:span><text:span text:style-name="T18_4"><text:s/></text:span><text:span text:style-name="T18_5">Paradigms</text:span><text:span text:style-name="T18_6"><text:tab/><text:tab/><text:tab/>•<text:s text:c="2"/></text:span><text:span text:style-name="T18_7">Industrial</text:span><text:span text:style-name="T18_8"><text:s/></text:span><text:span text:style-name="T18_9">Organization</text:span></text:p>
            <text:p text:style-name="P19"><text:span text:style-name="T19_1">•<text:s/></text:span><text:span text:style-name="T19_2"><text:s/></text:span><text:span text:style-name="T19_3">Scientific</text:span><text:span text:style-name="T19_4"><text:s/></text:span><text:span text:style-name="T19_5">Computing</text:span><text:span text:style-name="T19_6"><text:tab/><text:tab/><text:tab/>•<text:s text:c="2"/></text:span><text:span text:style-name="T19_7">Micro</text:span><text:span text:style-name="T19_8"><text:s/></text:span><text:span text:style-name="T19_9">and</text:span><text:span text:style-name="T19_10"><text:s/></text:span><text:span text:style-name="T19_11">Macroeconomic</text:span><text:span text:style-name="T19_12"><text:s/></text:span><text:span text:style-name="T19_13">Theory</text:span></text:p>
            <text:p text:style-name="P20"/>
          </table:table-cell>
        </table:table-row>
        <table:table-row table:style-name="Row3">
          <table:table-cell table:style-name="Cell5">
            <text:p text:style-name="P21"><text:span text:style-name="T21_1">SKILLS</text:span></text:p>
          </table:table-cell>
          <table:table-cell table:style-name="Cell6">
            <text:p text:style-name="P22"><text:span text:style-name="T22_1">Computer</text:span><text:span text:style-name="T22_2"><text:s/></text:span><text:span text:style-name="T22_3">Languages</text:span><text:span text:style-name="T22_4">:<text:tab/></text:span><text:span text:style-name="T22_5">Java</text:span><text:span text:style-name="T22_6">,<text:s/></text:span><text:span text:style-name="T22_7">Python</text:span><text:span text:style-name="T22_8">,<text:s/></text:span><text:span text:style-name="T22_9">Perl</text:span><text:span text:style-name="T22_10">,<text:s/></text:span><text:span text:style-name="T22_11">and</text:span><text:span text:style-name="T22_12"><text:s/></text:span><text:span text:style-name="T22_13">some</text:span><text:span text:style-name="T22_14"><text:s/></text:span><text:span text:style-name="T22_15">Scheme</text:span><text:span text:style-name="T22_16">,<text:s/></text:span><text:span text:style-name="T22_17">MATLAB</text:span><text:span text:style-name="T22_18">,<text:s/></text:span><text:span text:style-name="T22_19">LabVIEW</text:span></text:p>
            <text:p text:style-name="P23"><text:span text:style-name="T23_1">Web</text:span><text:span text:style-name="T23_2"><text:s/></text:span><text:span text:style-name="T23_3">Development</text:span><text:span text:style-name="T23_4">:<text:tab/><text:tab/></text:span><text:span text:style-name="T23_5">HTML</text:span><text:span text:style-name="T23_6">/</text:span><text:span text:style-name="T23_7">CSS</text:span><text:span text:style-name="T23_8"><text:s/></text:span><text:span text:style-name="T23_9">and</text:span><text:span text:style-name="T23_10"><text:s/></text:span><text:span text:style-name="T23_11">some</text:span><text:span text:style-name="T23_12"><text:s/></text:span><text:span text:style-name="T23_13">PHP</text:span><text:span text:style-name="T23_14">,<text:s/></text:span><text:span text:style-name="T23_15">SQL</text:span><text:span text:style-name="T23_16">,<text:s/></text:span><text:span text:style-name="T23_17">Javascript</text:span></text:p>
            <text:p text:style-name="P24"><text:span text:style-name="T24_1">Computer</text:span><text:span text:style-name="T24_2"><text:s/></text:span><text:span text:style-name="T24_3">Software</text:span><text:span text:style-name="T24_4">:<text:tab/><text:tab/></text:span><text:span text:style-name="T24_5">Windows</text:span><text:span text:style-name="T24_6">,<text:s/></text:span><text:span text:style-name="T24_7">GNU</text:span><text:span text:style-name="T24_8">/</text:span><text:span text:style-name="T24_9">Linux</text:span><text:span text:style-name="T24_10">,<text:s/></text:span><text:span text:style-name="T24_11">Stata</text:span><text:span text:style-name="T24_12">,<text:s/></text:span><text:span text:style-name="T24_13">SPSS</text:span><text:span text:style-name="T24_14">,<text:s/></text:span><text:span text:style-name="T24_15">Photoshop</text:span><text:span text:style-name="T24_16">,<text:s/></text:span><text:span text:style-name="T24_17">and</text:span><text:span text:style-name="T24_18"><text:s/></text:span><text:span text:style-name="T24_19">Illustrator</text:span></text:p>
            <text:p text:style-name="P25"/>
          </table:table-cell>
        </table:table-row>
        <table:table-row table:style-name="Row4">
          <table:table-cell table:style-name="Cell7">
            <text:p text:style-name="P26"><text:span text:style-name="T26_1">EXPERIENCE</text:span></text:p>
          </table:table-cell>
          <table:table-cell table:style-name="Cell8">
            <text:p text:style-name="P27"><text:span text:style-name="T27_1">Teaching</text:span><text:span text:style-name="T27_2"><text:s/></text:span><text:span text:style-name="T27_3">Fellow</text:span><text:span text:style-name="T27_4"><text:tab/></text:span><text:span text:style-name="T27_5">September</text:span><text:span text:style-name="T27_6"><text:s/>2012<text:s/></text:span><text:span text:style-name="T27_7">to</text:span><text:span text:style-name="T27_8"><text:s/></text:span><text:span text:style-name="T27_9">Present</text:span></text:p>
            <text:p text:style-name="P28"><text:span text:style-name="T28_1">Harvard</text:span><text:span text:style-name="T28_2"><text:s/></text:span><text:span text:style-name="T28_3">Extension</text:span><text:span text:style-name="T28_4"><text:s/></text:span><text:span text:style-name="T28_5">School</text:span><text:span text:style-name="T28_6">,<text:s/></text:span><text:span text:style-name="T28_7">Cambridge</text:span><text:span text:style-name="T28_8">,<text:s/></text:span><text:span text:style-name="T28_9">MA</text:span><text:span text:style-name="T28_10"><text:tab/></text:span><text:span text:style-name="T28_11">http</text:span><text:span text:style-name="T28_12">://</text:span><text:span text:style-name="T28_13">www</text:span><text:span text:style-name="T28_14">.</text:span><text:span text:style-name="T28_15">extension</text:span><text:span text:style-name="T28_16">.</text:span><text:span text:style-name="T28_17">harvard</text:span><text:span text:style-name="T28_18">.</text:span><text:span text:style-name="T28_19">edu</text:span><text:span text:style-name="T28_20">/</text:span></text:p>
            <text:p text:style-name="P29"/>
            <text:p text:style-name="P30"><text:span text:style-name="T30_1"><text:tab/>•<text:s text:c="2"/></text:span><text:span text:style-name="T30_2">Answered</text:span><text:span text:style-name="T30_3"><text:s/></text:span><text:span text:style-name="T30_4">in</text:span><text:span text:style-name="T30_5"><text:s/></text:span><text:span text:style-name="T30_6">class</text:span><text:span text:style-name="T30_7"><text:s/></text:span><text:span text:style-name="T30_8">questions</text:span><text:span text:style-name="T30_9"><text:s/></text:span><text:span text:style-name="T30_10">about</text:span><text:span text:style-name="T30_11"><text:s/></text:span><text:span text:style-name="T30_12">Java</text:span><text:span text:style-name="T30_13"><text:s/></text:span><text:span text:style-name="T30_14">and</text:span><text:span text:style-name="T30_15"><text:s/></text:span><text:span text:style-name="T30_16">other</text:span><text:span text:style-name="T30_17"><text:s/></text:span><text:span text:style-name="T30_18">programming</text:span><text:span text:style-name="T30_19"><text:s/></text:span><text:span text:style-name="T30_20">languages</text:span></text:p>
            <text:p text:style-name="P31"><text:span text:style-name="T31_1"><text:tab/>•<text:s text:c="2"/></text:span><text:span text:style-name="T31_2">Explained</text:span><text:span text:style-name="T31_3"><text:s/></text:span><text:span text:style-name="T31_4">complicated</text:span><text:span text:style-name="T31_5"><text:s/></text:span><text:span text:style-name="T31_6">language</text:span><text:span text:style-name="T31_7"><text:s/></text:span><text:span text:style-name="T31_8">concepts</text:span><text:span text:style-name="T31_9"><text:s/></text:span><text:span text:style-name="T31_10">to</text:span><text:span text:style-name="T31_11"><text:s/></text:span><text:span text:style-name="T31_12">first</text:span><text:span text:style-name="T31_13"><text:s/></text:span><text:span text:style-name="T31_14">time</text:span><text:span text:style-name="T31_15"><text:s/></text:span><text:span text:style-name="T31_16">Java</text:span><text:span text:style-name="T31_17"><text:s/></text:span><text:span text:style-name="T31_18">students</text:span></text:p>
            <text:p text:style-name="P32"/>
            <text:p text:style-name="P33"><text:span text:style-name="T33_1">Test</text:span><text:span text:style-name="T33_2"><text:s/></text:span><text:span text:style-name="T33_3">Engineering</text:span><text:span text:style-name="T33_4"><text:s/></text:span><text:span text:style-name="T33_5">Intern</text:span><text:span text:style-name="T33_6"><text:tab/></text:span><text:span text:style-name="T33_7">November</text:span><text:span text:style-name="T33_8"><text:s/>2011<text:s/></text:span><text:span text:style-name="T33_9">to</text:span><text:span text:style-name="T33_10"><text:s/></text:span><text:span text:style-name="T33_11">September</text:span><text:span text:style-name="T33_12"><text:s/>2012</text:span></text:p>
            <text:p text:style-name="P34"><text:span text:style-name="T34_1">Google</text:span><text:span text:style-name="T34_2"><text:s/></text:span><text:span text:style-name="T34_3">Inc</text:span><text:span text:style-name="T34_4">.</text:span><text:span text:style-name="T34_5">,<text:s/></text:span><text:span text:style-name="T34_6">Cambridge</text:span><text:span text:style-name="T34_7">,<text:s/></text:span><text:span text:style-name="T34_8">MA</text:span><text:span text:style-name="T34_9"><text:tab/></text:span><text:span text:style-name="T34_10">http</text:span><text:span text:style-name="T34_11">://</text:span><text:span text:style-name="T34_12">www</text:span><text:span text:style-name="T34_13">.</text:span><text:span text:style-name="T34_14">itasoftware</text:span><text:span text:style-name="T34_15">.</text:span><text:span text:style-name="T34_16">com</text:span></text:p>
            <text:p text:style-name="P35"/>
            <text:p text:style-name="P36"><text:span text:style-name="T36_1"><text:tab/>•<text:s text:c="2"/></text:span><text:span text:style-name="T36_2">Individually</text:span><text:span text:style-name="T36_3"><text:s/></text:span><text:span text:style-name="T36_4">triaged</text:span><text:span text:style-name="T36_5"><text:s/></text:span><text:span text:style-name="T36_6">test</text:span><text:span text:style-name="T36_7"><text:s/></text:span><text:span text:style-name="T36_8">automation</text:span><text:span text:style-name="T36_9"><text:s/></text:span><text:span text:style-name="T36_10">failures</text:span><text:span text:style-name="T36_11"><text:s/></text:span><text:span text:style-name="T36_12">and</text:span><text:span text:style-name="T36_13"><text:s/></text:span><text:span text:style-name="T36_14">authored</text:span><text:span text:style-name="T36_15"><text:s/></text:span><text:span text:style-name="T36_16">new</text:span><text:span text:style-name="T36_17"><text:s/></text:span><text:span text:style-name="T36_18">test</text:span><text:span text:style-name="T36_19"><text:s/></text:span><text:span text:style-name="T36_20">cases</text:span><text:span text:style-name="T36_21"><text:s/></text:span><text:span text:style-name="T36_22">in</text:span><text:span text:style-name="T36_23"><text:s/></text:span><text:span text:style-name="T36_24">Java</text:span></text:p>
            <text:p text:style-name="P37"><text:span text:style-name="T37_1"><text:tab/>•<text:s text:c="2"/></text:span><text:span text:style-name="T37_2">Independently</text:span><text:span text:style-name="T37_3"><text:s/></text:span><text:span text:style-name="T37_4">wrote</text:span><text:span text:style-name="T37_5"><text:s/></text:span><text:span text:style-name="T37_6">and</text:span><text:span text:style-name="T37_7"><text:s/></text:span><text:span text:style-name="T37_8">refactored</text:span><text:span text:style-name="T37_9"><text:s/></text:span><text:span text:style-name="T37_10">parsers</text:span><text:span text:style-name="T37_11"><text:s/></text:span><text:span text:style-name="T37_12">for</text:span><text:span text:style-name="T37_13"><text:s/></text:span><text:span text:style-name="T37_14">airline</text:span><text:span text:style-name="T37_15"><text:s/></text:span><text:span text:style-name="T37_16">messaging</text:span><text:span text:style-name="T37_17"><text:s/></text:span><text:span text:style-name="T37_18">standards</text:span><text:span text:style-name="T37_19"><text:s/></text:span><text:span text:style-name="T37_20">in</text:span><text:span text:style-name="T37_21"><text:s/></text:span><text:span text:style-name="T37_22">Perl</text:span></text:p>
            <text:p text:style-name="P38"><text:span text:style-name="T38_1"><text:tab/>•<text:s text:c="2"/></text:span><text:span text:style-name="T38_2">Qualified</text:span><text:span text:style-name="T38_3"><text:s/></text:span><text:span text:style-name="T38_4">and</text:span><text:span text:style-name="T38_5"><text:s/></text:span><text:span text:style-name="T38_6">helped</text:span><text:span text:style-name="T38_7"><text:s/></text:span><text:span text:style-name="T38_8">launch</text:span><text:span text:style-name="T38_9"><text:s/></text:span><text:span text:style-name="T38_10">airline</text:span><text:span text:style-name="T38_11"><text:s/></text:span><text:span text:style-name="T38_12">reservation</text:span><text:span text:style-name="T38_13"><text:s/></text:span><text:span text:style-name="T38_14">system</text:span><text:span text:style-name="T38_15"><text:s/></text:span><text:span text:style-name="T38_16">for</text:span><text:span text:style-name="T38_17"><text:s/></text:span><text:span text:style-name="T38_18">company</text:span><text:span text:style-name="T38_19">’</text:span><text:span text:style-name="T38_20">s</text:span><text:span text:style-name="T38_21"><text:s/></text:span><text:span text:style-name="T38_22">first</text:span><text:span text:style-name="T38_23"><text:s/></text:span><text:span text:style-name="T38_24">customer</text:span></text:p>
            <text:p text:style-name="P39"><text:span text:style-name="T39_1"><text:tab/>•<text:s text:c="2"/></text:span><text:span text:style-name="T39_2">Identified</text:span><text:span text:style-name="T39_3"><text:s/></text:span><text:span text:style-name="T39_4">critical</text:span><text:span text:style-name="T39_5"><text:s/></text:span><text:span text:style-name="T39_6">design</text:span><text:span text:style-name="T39_7"><text:s/></text:span><text:span text:style-name="T39_8">oversights</text:span><text:span text:style-name="T39_9"><text:s/></text:span><text:span text:style-name="T39_10">to</text:span><text:span text:style-name="T39_11"><text:s/></text:span><text:span text:style-name="T39_12">improve</text:span><text:span text:style-name="T39_13"><text:s/></text:span><text:span text:style-name="T39_14">usability</text:span><text:span text:style-name="T39_15"><text:s/></text:span><text:span text:style-name="T39_16">and</text:span><text:span text:style-name="T39_17"><text:s/></text:span><text:span text:style-name="T39_18">system</text:span><text:span text:style-name="T39_19"><text:s/></text:span><text:span text:style-name="T39_20">stability</text:span></text:p>
            <text:p text:style-name="P40"><text:span text:style-name="T40_1"><text:tab/>•<text:s text:c="2"/></text:span><text:span text:style-name="T40_2">Verified</text:span><text:span text:style-name="T40_3"><text:s/></text:span><text:span text:style-name="T40_4">and</text:span><text:span text:style-name="T40_5"><text:s/></text:span><text:span text:style-name="T40_6">smoke</text:span><text:span text:style-name="T40_7"><text:s/></text:span><text:span text:style-name="T40_8">tested</text:span><text:span text:style-name="T40_9"><text:s/></text:span><text:span text:style-name="T40_10">new</text:span><text:span text:style-name="T40_11"><text:s/></text:span><text:span text:style-name="T40_12">features</text:span><text:span text:style-name="T40_13"><text:s/></text:span><text:span text:style-name="T40_14">to</text:span><text:span text:style-name="T40_15"><text:s/></text:span><text:span text:style-name="T40_16">seamlessly</text:span><text:span text:style-name="T40_17"><text:s/></text:span><text:span text:style-name="T40_18">integrate</text:span><text:span text:style-name="T40_19"><text:s/></text:span><text:span text:style-name="T40_20">with</text:span><text:span text:style-name="T40_21"><text:s/></text:span><text:span text:style-name="T40_22">clients</text:span><text:span text:style-name="T40_23">’<text:s/></text:span><text:span text:style-name="T40_24">partners</text:span></text:p>
            <text:p text:style-name="P41"><text:span text:style-name="T41_1"><text:tab/>•<text:s text:c="2"/></text:span><text:span text:style-name="T41_2">Studied</text:span><text:span text:style-name="T41_3"><text:s/></text:span><text:span text:style-name="T41_4">message</text:span><text:span text:style-name="T41_5"><text:s/></text:span><text:span text:style-name="T41_6">standards</text:span><text:span text:style-name="T41_7"><text:s/></text:span><text:span text:style-name="T41_8">and</text:span><text:span text:style-name="T41_9"><text:s/></text:span><text:span text:style-name="T41_10">compiled</text:span><text:span text:style-name="T41_11"><text:s/></text:span><text:span text:style-name="T41_12">commanding</text:span><text:span text:style-name="T41_13"><text:s/></text:span><text:span text:style-name="T41_14">knowledge</text:span><text:span text:style-name="T41_15"><text:s/></text:span><text:span text:style-name="T41_16">in</text:span><text:span text:style-name="T41_17"><text:s/></text:span><text:span text:style-name="T41_18">under</text:span><text:span text:style-name="T41_19"><text:s/></text:span><text:span text:style-name="T41_20">a</text:span><text:span text:style-name="T41_21"><text:s/></text:span><text:span text:style-name="T41_22">week</text:span></text:p>
            <text:p text:style-name="P42"><text:span text:style-name="T42_1"><text:tab/>•<text:s text:c="2"/></text:span><text:span text:style-name="T42_2">Expert</text:span><text:span text:style-name="T42_3"><text:s/></text:span><text:span text:style-name="T42_4">in</text:span><text:span text:style-name="T42_5"><text:s/></text:span><text:span text:style-name="T42_6">airline</text:span><text:span text:style-name="T42_7"><text:s/></text:span><text:span text:style-name="T42_8">messaging</text:span><text:span text:style-name="T42_9"><text:s/></text:span><text:span text:style-name="T42_10">standards</text:span><text:span text:style-name="T42_11"><text:s/></text:span><text:span text:style-name="T42_12">and</text:span><text:span text:style-name="T42_13"><text:s/></text:span><text:span text:style-name="T42_14">Inter</text:span><text:span text:style-name="T42_15">-</text:span><text:span text:style-name="T42_16">Airline</text:span><text:span text:style-name="T42_17"><text:s/></text:span><text:span text:style-name="T42_18">Through</text:span><text:span text:style-name="T42_19"><text:s/></text:span><text:span text:style-name="T42_20">Check</text:span><text:span text:style-name="T42_21">-</text:span><text:span text:style-name="T42_22">in</text:span></text:p>
            <text:p text:style-name="P43"/>
            <text:p text:style-name="P44"><text:span text:style-name="T44_1">Web</text:span><text:span text:style-name="T44_2"><text:s/></text:span><text:span text:style-name="T44_3">Designer</text:span><text:span text:style-name="T44_4"><text:s/></text:span><text:span text:style-name="T44_5">and</text:span><text:span text:style-name="T44_6"><text:s/></text:span><text:span text:style-name="T44_7">Developer</text:span><text:span text:style-name="T44_8"><text:tab/></text:span><text:span text:style-name="T44_9">June</text:span><text:span text:style-name="T44_10"><text:s/>2009<text:s/></text:span><text:span text:style-name="T44_11">to</text:span><text:span text:style-name="T44_12"><text:s/></text:span><text:span text:style-name="T44_13">September</text:span><text:span text:style-name="T44_14"><text:s/>2011</text:span></text:p>
            <text:p text:style-name="P45"><text:span text:style-name="T45_1">Stuart</text:span><text:span text:style-name="T45_2"><text:s/></text:span><text:span text:style-name="T45_3">Davis</text:span><text:span text:style-name="T45_4"><text:s/></text:span><text:span text:style-name="T45_5">Designs</text:span><text:span text:style-name="T45_6">,<text:s/></text:span><text:span text:style-name="T45_7">Concord</text:span><text:span text:style-name="T45_8">,<text:s/></text:span><text:span text:style-name="T45_9">MA</text:span><text:span text:style-name="T45_10"><text:tab/></text:span><text:span text:style-name="T45_11">http</text:span><text:span text:style-name="T45_12">://</text:span><text:span text:style-name="T45_13">www</text:span><text:span text:style-name="T45_14">.</text:span><text:span text:style-name="T45_15">stuartrdavis</text:span><text:span text:style-name="T45_16">.</text:span><text:span text:style-name="T45_17">com</text:span></text:p>
            <text:p text:style-name="P46"/>
            <text:p text:style-name="P47"><text:span text:style-name="T47_1"><text:tab/>•<text:s text:c="2"/></text:span><text:span text:style-name="T47_2">Developed</text:span><text:span text:style-name="T47_3"><text:s/></text:span><text:span text:style-name="T47_4">and</text:span><text:span text:style-name="T47_5"><text:s/></text:span><text:span text:style-name="T47_6">deployed</text:span><text:span text:style-name="T47_7"><text:s/></text:span><text:span text:style-name="T47_8">websites</text:span><text:span text:style-name="T47_9"><text:s/></text:span><text:span text:style-name="T47_10">using</text:span><text:span text:style-name="T47_11"><text:s/></text:span><text:span text:style-name="T47_12">Javascript</text:span><text:span text:style-name="T47_13"><text:s/></text:span><text:span text:style-name="T47_14">and</text:span><text:span text:style-name="T47_15"><text:s/></text:span><text:span text:style-name="T47_16">PHP</text:span><text:span text:style-name="T47_17"><text:s/></text:span><text:span text:style-name="T47_18">with</text:span><text:span text:style-name="T47_19"><text:s/></text:span><text:span text:style-name="T47_20">Drupal</text:span></text:p>
            <text:p text:style-name="P48"><text:span text:style-name="T48_1"><text:tab/>•<text:s text:c="2"/></text:span><text:span text:style-name="T48_2">Performed</text:span><text:span text:style-name="T48_3"><text:s/></text:span><text:span text:style-name="T48_4">web</text:span><text:span text:style-name="T48_5"><text:s/></text:span><text:span text:style-name="T48_6">based</text:span><text:span text:style-name="T48_7"><text:s/></text:span><text:span text:style-name="T48_8">graphic</text:span><text:span text:style-name="T48_9"><text:s/></text:span><text:span text:style-name="T48_10">design</text:span><text:span text:style-name="T48_11"><text:s/></text:span><text:span text:style-name="T48_12">while</text:span><text:span text:style-name="T48_13"><text:s/></text:span><text:span text:style-name="T48_14">meeting</text:span><text:span text:style-name="T48_15"><text:s/></text:span><text:span text:style-name="T48_16">deployment</text:span><text:span text:style-name="T48_17"><text:s/></text:span><text:span text:style-name="T48_18">deadlines</text:span></text:p>
            <text:p text:style-name="P49"/>
            <text:p text:style-name="P50"><text:span text:style-name="T50_1">Advanced</text:span><text:span text:style-name="T50_2"><text:s/></text:span><text:span text:style-name="T50_3">Programming</text:span><text:span text:style-name="T50_4"><text:s/></text:span><text:span text:style-name="T50_5">Teaching</text:span><text:span text:style-name="T50_6"><text:s/></text:span><text:span text:style-name="T50_7">Assistant</text:span><text:span text:style-name="T50_8"><text:tab/></text:span><text:span text:style-name="T50_9">Jan</text:span><text:span text:style-name="T50_10">.<text:s/>2010<text:s/></text:span><text:span text:style-name="T50_11">to</text:span><text:span text:style-name="T50_12"><text:s/></text:span><text:span text:style-name="T50_13">May</text:span><text:span text:style-name="T50_14"><text:s/>2011</text:span></text:p>
            <text:p text:style-name="P51"><text:span text:style-name="T51_1">Brandeis</text:span><text:span text:style-name="T51_2"><text:s/></text:span><text:span text:style-name="T51_3">University</text:span><text:span text:style-name="T51_4">,<text:s/></text:span><text:span text:style-name="T51_5">Waltham</text:span><text:span text:style-name="T51_6">,<text:s/></text:span><text:span text:style-name="T51_7">MA</text:span><text:span text:style-name="T51_8"><text:tab/></text:span><text:span text:style-name="T51_9">http</text:span><text:span text:style-name="T51_10">://</text:span><text:span text:style-name="T51_11">cs</text:span><text:span text:style-name="T51_12">.</text:span><text:span text:style-name="T51_13">brandeis</text:span><text:span text:style-name="T51_14">.</text:span><text:span text:style-name="T51_15">edu</text:span></text:p>
            <text:p text:style-name="P52"/>
            <text:p text:style-name="P53"><text:span text:style-name="T53_1"><text:tab/>•<text:s text:c="2"/></text:span><text:span text:style-name="T53_2">Clarified</text:span><text:span text:style-name="T53_3"><text:s/></text:span><text:span text:style-name="T53_4">object</text:span><text:span text:style-name="T53_5"><text:s/></text:span><text:span text:style-name="T53_6">oriented</text:span><text:span text:style-name="T53_7"><text:s/></text:span><text:span text:style-name="T53_8">programming</text:span><text:span text:style-name="T53_9"><text:s/></text:span><text:span text:style-name="T53_10">and</text:span><text:span text:style-name="T53_11"><text:s/></text:span><text:span text:style-name="T53_12">advanced</text:span><text:span text:style-name="T53_13"><text:s/></text:span><text:span text:style-name="T53_14">control</text:span><text:span text:style-name="T53_15"><text:s/></text:span><text:span text:style-name="T53_16">structures</text:span><text:span text:style-name="T53_17"><text:s/></text:span><text:span text:style-name="T53_18">in</text:span><text:span text:style-name="T53_19"><text:s/></text:span><text:span text:style-name="T53_20">Java</text:span></text:p>
            <text:p text:style-name="P54"><text:span text:style-name="T54_1"><text:tab/>•<text:s text:c="2"/></text:span><text:span text:style-name="T54_2">Explained</text:span><text:span text:style-name="T54_3"><text:s/></text:span><text:span text:style-name="T54_4">data</text:span><text:span text:style-name="T54_5"><text:s/></text:span><text:span text:style-name="T54_6">structures</text:span><text:span text:style-name="T54_7"><text:s/></text:span><text:span text:style-name="T54_8">such</text:span><text:span text:style-name="T54_9"><text:s/></text:span><text:span text:style-name="T54_10">as</text:span><text:span text:style-name="T54_11"><text:s/></text:span><text:span text:style-name="T54_12">lists</text:span><text:span text:style-name="T54_13">,<text:s/></text:span><text:span text:style-name="T54_14">trees</text:span><text:span text:style-name="T54_15">,<text:s/></text:span><text:span text:style-name="T54_16">and</text:span><text:span text:style-name="T54_17"><text:s/></text:span><text:span text:style-name="T54_18">graphs</text:span><text:span text:style-name="T54_19"><text:s/></text:span><text:span text:style-name="T54_20">and</text:span><text:span text:style-name="T54_21"><text:s/></text:span><text:span text:style-name="T54_22">their</text:span><text:span text:style-name="T54_23"><text:s/></text:span><text:span text:style-name="T54_24">costs</text:span><text:span text:style-name="T54_25"><text:s/></text:span><text:span text:style-name="T54_26">or</text:span><text:span text:style-name="T54_27"><text:s/></text:span><text:span text:style-name="T54_28">benefits</text:span></text:p>
            <text:p text:style-name="P55"><text:span text:style-name="T55_1"><text:tab/>•<text:s text:c="2"/></text:span><text:span text:style-name="T55_2">Helped</text:span><text:span text:style-name="T55_3"><text:s/></text:span><text:span text:style-name="T55_4">students</text:span><text:span text:style-name="T55_5"><text:s/></text:span><text:span text:style-name="T55_6">understand</text:span><text:span text:style-name="T55_7"><text:s/></text:span><text:span text:style-name="T55_8">and</text:span><text:span text:style-name="T55_9"><text:s/></text:span><text:span text:style-name="T55_10">conceptualize</text:span><text:span text:style-name="T55_11"><text:s/></text:span><text:span text:style-name="T55_12">recursion</text:span><text:span text:style-name="T55_13"><text:s/></text:span><text:span text:style-name="T55_14">and</text:span><text:span text:style-name="T55_15"><text:s/></text:span><text:span text:style-name="T55_16">searching</text:span><text:span text:style-name="T55_17"><text:s/></text:span><text:span text:style-name="T55_18">algorithms</text:span></text:p>
            <text:p text:style-name="P56"/>
            <text:p text:style-name="P57"><text:span text:style-name="T57_1">Research</text:span><text:span text:style-name="T57_2"><text:s/></text:span><text:span text:style-name="T57_3">and</text:span><text:span text:style-name="T57_4"><text:s/></text:span><text:span text:style-name="T57_5">Development</text:span><text:span text:style-name="T57_6"><text:s/></text:span><text:span text:style-name="T57_7">Intern</text:span><text:span text:style-name="T57_8"><text:tab/></text:span><text:span text:style-name="T57_9">June</text:span><text:span text:style-name="T57_10"><text:s/>2010<text:s/></text:span><text:span text:style-name="T57_11">to</text:span><text:span text:style-name="T57_12"><text:s/></text:span><text:span text:style-name="T57_13">January</text:span><text:span text:style-name="T57_14"><text:s/>2010</text:span></text:p>
            <text:p text:style-name="P58"><text:span text:style-name="T58_1">MicroE</text:span><text:span text:style-name="T58_2"><text:s/></text:span><text:span text:style-name="T58_3">Systems</text:span><text:span text:style-name="T58_4">,<text:s/></text:span><text:span text:style-name="T58_5">Bedford</text:span><text:span text:style-name="T58_6">,<text:s/></text:span><text:span text:style-name="T58_7">MA</text:span><text:span text:style-name="T58_8"><text:tab/></text:span><text:span text:style-name="T58_9">http</text:span><text:span text:style-name="T58_10">://</text:span><text:span text:style-name="T58_11">www</text:span><text:span text:style-name="T58_12">.</text:span><text:span text:style-name="T58_13">microesys</text:span><text:span text:style-name="T58_14">.</text:span><text:span text:style-name="T58_15">com</text:span></text:p>
            <text:p text:style-name="P59"/>
            <text:p text:style-name="P60"><text:span text:style-name="T60_1"><text:tab/>•<text:s text:c="2"/></text:span><text:span text:style-name="T60_2">Designed</text:span><text:span text:style-name="T60_3"><text:s/></text:span><text:span text:style-name="T60_4">and</text:span><text:span text:style-name="T60_5"><text:s/></text:span><text:span text:style-name="T60_6">implemented</text:span><text:span text:style-name="T60_7"><text:s/></text:span><text:span text:style-name="T60_8">quality</text:span><text:span text:style-name="T60_9"><text:s/></text:span><text:span text:style-name="T60_10">assurance</text:span><text:span text:style-name="T60_11"><text:s/></text:span><text:span text:style-name="T60_12">software</text:span><text:span text:style-name="T60_13"><text:s/></text:span><text:span text:style-name="T60_14">for</text:span><text:span text:style-name="T60_15"><text:s/></text:span><text:span text:style-name="T60_16">manufacturing</text:span></text:p>
            <text:p text:style-name="P61"><text:span text:style-name="T61_1"><text:tab/>•<text:s text:c="2"/></text:span><text:span text:style-name="T61_2">Developed</text:span><text:span text:style-name="T61_3"><text:s/></text:span><text:span text:style-name="T61_4">data</text:span><text:span text:style-name="T61_5"><text:s/></text:span><text:span text:style-name="T61_6">acquisition</text:span><text:span text:style-name="T61_7"><text:s/></text:span><text:span text:style-name="T61_8">software</text:span><text:span text:style-name="T61_9"><text:s/></text:span><text:span text:style-name="T61_10">for</text:span><text:span text:style-name="T61_11"><text:s/></text:span><text:span text:style-name="T61_12">research</text:span><text:span text:style-name="T61_13"><text:s/></text:span><text:span text:style-name="T61_14">and</text:span><text:span text:style-name="T61_15"><text:s/></text:span><text:span text:style-name="T61_16">performance</text:span><text:span text:style-name="T61_17"><text:s/></text:span><text:span text:style-name="T61_18">analysis</text:span></text:p>
            <text:p text:style-name="P62"><text:span text:style-name="T62_1"><text:tab/>•<text:s text:c="2"/></text:span><text:span text:style-name="T62_2">Performed</text:span><text:span text:style-name="T62_3"><text:s/></text:span><text:span text:style-name="T62_4">data</text:span><text:span text:style-name="T62_5"><text:s/></text:span><text:span text:style-name="T62_6">collection</text:span><text:span text:style-name="T62_7"><text:s/></text:span><text:span text:style-name="T62_8">and</text:span><text:span text:style-name="T62_9"><text:s/></text:span><text:span text:style-name="T62_10">stress</text:span><text:span text:style-name="T62_11"><text:s/></text:span><text:span text:style-name="T62_12">tests</text:span><text:span text:style-name="T62_13"><text:s/></text:span><text:span text:style-name="T62_14">with</text:span><text:span text:style-name="T62_15"><text:s/></text:span><text:span text:style-name="T62_16">direct</text:span><text:span text:style-name="T62_17"><text:s/></text:span><text:span text:style-name="T62_18">implications</text:span><text:span text:style-name="T62_19"><text:s/></text:span><text:span text:style-name="T62_20">for</text:span><text:span text:style-name="T62_21"><text:s/></text:span><text:span text:style-name="T62_22">clients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0.635cm" fo:padding-bottom="0cm" fo:margin-bottom="0.635cm" fo:padding-left="0cm" fo:margin-left="0.635cm" fo:padding-right="0cm" fo:margin-right="0.63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